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cm" svg:y1="6.5cm" svg:x2="13.5cm" svg:y2="13cm" draw:start-shape="id1" draw:start-glue-point="4" draw:end-shape="id2" draw:end-glue-point="11" svg:d="m9000 6500 4500 6500">
          <text:p/>
        </draw:connector>
        <draw:frame draw:style-name="gr2" draw:text-style-name="P2" draw:layer="layout" svg:width="11.5cm" svg:height="1.195cm" svg:x="3cm" svg:y="16cm">
          <draw:text-box>
            <text:p><text:span text:style-name="T1">MDT/OCL Pivot Architecture</text:span></text:p>
          </draw:text-box>
        </draw:frame>
        <draw:custom-shape draw:style-name="gr3" draw:text-style-name="P3" draw:layer="layout" svg:width="4cm" svg:height="2cm" svg:x="17cm" svg:y="1cm">
          <text:p text:style-name="P1"><text:span text:style-name="T2">ecore :</text:span></text:p>
          <text:p text:style-name="P1"><text:span text:style-name="T3">Eclipse-Ecore-M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6cm" svg:y="5cm">
          <text:p text:style-name="P1"><text:span text:style-name="T2">(master)</text:span></text:p>
          <text:p text:style-name="P1"><text:span text:style-name="T2">UML</text:span></text:p>
          <text:p text:style-name="P1"><text:span text:style-name="T2">Pivot</text:span></text:p>
          <text:p text:style-name="P1"><text:span text:style-name="T2">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4cm" svg:height="2cm" svg:x="17cm" svg:y="5cm">
          <draw:glue-point draw:id="4" svg:x="-5cm" svg:y="2.5cm"/>
          <text:p text:style-name="P1"><text:span text:style-name="T2">slave :</text:span></text:p>
          <text:p text:style-name="P1"><text:span text:style-name="T3">Eclipse-Ecore-Pivot-M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5cm" svg:y="1cm">
          <text:p text:style-name="P1"><text:span text:style-name="T2">uml :</text:span></text:p>
          <text:p text:style-name="P1"><text:span text:style-name="T3">Eclipse-UML-M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4cm" svg:height="2cm" svg:x="5cm" svg:y="5cm">
          <draw:glue-point draw:id="4" svg:x="5cm" svg:y="2.5cm"/>
          <text:p text:style-name="P1"><text:span text:style-name="T2">master :</text:span></text:p>
          <text:p text:style-name="P1"><text:span text:style-name="T3">Eclipse-UML-Pivot-M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4cm" svg:height="2cm" svg:x="12cm" svg:y="13cm">
          <draw:glue-point draw:id="6" svg:x="-5cm" svg:y="0cm"/>
          <draw:glue-point draw:id="7" svg:x="3.75cm" svg:y="-5cm"/>
          <draw:glue-point draw:id="9" svg:x="1.25cm" svg:y="-5cm"/>
          <draw:glue-point draw:id="10" svg:x="-3.75cm" svg:y="-5cm"/>
          <draw:glue-point draw:id="11" svg:x="-1.25cm" svg:y="-5cm"/>
          <text:p text:style-name="P1"><text:span text:style-name="T2">MOF Pivot</text:span></text:p>
          <text:p text:style-name="P1"><text:span text:style-name="T2">Meta-Mode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cm" svg:y1="6.5cm" svg:x2="14.5cm" svg:y2="13cm" draw:start-shape="id3" draw:start-glue-point="4" draw:end-shape="id2" draw:end-glue-point="9" svg:d="m17000 6500-2500 6500">
          <text:p/>
        </draw:connector>
        <draw:custom-shape draw:style-name="gr4" draw:text-style-name="P1" draw:layer="layout" svg:width="2cm" svg:height="1cm" svg:x="3cm" svg:y="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542cm" svg:height="2.887cm" svg:x="0.458cm" svg:y="0.5cm">
          <draw:text-box>
            <text:p text:style-name="P1">Eclipse</text:p>
            <text:p text:style-name="P1">UML</text:p>
            <text:p text:style-name="P1">API</text:p>
          </draw:text-box>
        </draw:frame>
        <draw:custom-shape draw:style-name="gr4" draw:text-style-name="P1" draw:layer="layout" svg:width="2cm" svg:height="1cm" svg:x="3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" draw:layer="layout" svg:width="1.916cm" svg:height="2.387cm" svg:x="0.458cm" svg:y="5cm">
          <draw:text-box>
            <text:p text:style-name="P1">MOF</text:p>
            <text:p text:style-name="P1">Pivot</text:p>
            <text:p text:style-name="P1">API</text:p>
          </draw:text-box>
        </draw:frame>
        <draw:custom-shape draw:style-name="gr4" draw:text-style-name="P1" draw:layer="layout" svg:width="2cm" svg:height="1cm" svg:x="21.042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" draw:layer="layout" svg:width="1.916cm" svg:height="2.387cm" svg:x="23.084cm" svg:y="4.613cm">
          <draw:text-box>
            <text:p text:style-name="P1">MOF</text:p>
            <text:p text:style-name="P1">Pivot</text:p>
            <text:p text:style-name="P1">API</text:p>
          </draw:text-box>
        </draw:frame>
        <draw:custom-shape draw:style-name="gr4" draw:text-style-name="P1" draw:layer="layout" svg:width="2cm" svg:height="1cm" svg:x="21cm" svg:y="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542cm" svg:height="2.887cm" svg:x="23cm" svg:y="0.613cm">
          <draw:text-box>
            <text:p text:style-name="P1">Eclipse</text:p>
            <text:p text:style-name="P1">Ecore</text:p>
            <text:p text:style-name="P1">API</text:p>
          </draw:text-box>
        </draw:frame>
        <draw:custom-shape draw:style-name="gr4" draw:text-style-name="P1" draw:layer="layout" svg:width="8cm" svg:height="1cm" svg:x="9cm" svg:y="5.5cm">
          <text:p/>
          <draw:enhanced-geometry svg:viewBox="0 0 21600 21600" draw:text-areas="?f5 ?f1 ?f6 ?f3" draw:type="left-right-arrow" draw:modifiers="1201.34983127109 5157.242757242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2.195cm" svg:height="1cm" svg:x="12cm" svg:y="4.5cm">
          <draw:text-box>
            <text:p text:style-name="P1">tracks</text:p>
          </draw:text-box>
        </draw:frame>
        <draw:custom-shape draw:style-name="gr4" draw:text-style-name="P1" draw:layer="layout" svg:width="2cm" svg:height="1cm" svg:x="3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cm" svg:height="1cm" draw:transform="rotate (1.5707963267946) translate (6.5cm 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2.403cm" svg:height="1cm" svg:x="4.5cm" svg:y="3.5cm">
          <draw:text-box>
            <text:p text:style-name="P1">adapts</text:p>
          </draw:text-box>
        </draw:frame>
        <draw:custom-shape draw:style-name="gr4" draw:text-style-name="P1" draw:layer="layout" svg:width="2cm" svg:height="1cm" draw:transform="rotate (1.5707963267946) translate (18.5cm 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2.403cm" svg:height="1cm" svg:x="19.097cm" svg:y="3.5cm">
          <draw:text-box>
            <text:p text:style-name="P1">adapts</text:p>
          </draw:text-box>
        </draw:frame>
        <draw:custom-shape draw:style-name="gr3" draw:text-style-name="P3" draw:id="id4" draw:layer="layout" svg:width="4cm" svg:height="2cm" svg:x="5cm" svg:y="9cm">
          <draw:glue-point draw:id="4" svg:x="3.75cm" svg:y="5cm"/>
          <text:p text:style-name="P1"><text:span text:style-name="T2">ocl :</text:span></text:p>
          <text:p text:style-name="P1"><text:span text:style-name="T3">OCL-Pivot-M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draw:transform="rotate (1.5707963267946) translate (6.5cm 9cm)">
          <text:p/>
          <draw:enhanced-geometry svg:viewBox="0 0 21600 21600" draw:text-areas="0 ?f0 ?f5 ?f2" draw:mirror-vertical="true" draw:type="right-arrow" draw:modifiers="16364.6176911544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2.614cm" svg:height="1cm" svg:x="4.386cm" svg:y="7.5cm">
          <draw:text-box>
            <text:p text:style-name="P1">merges</text:p>
          </draw:text-box>
        </draw:frame>
        <draw:frame draw:style-name="gr7" draw:text-style-name="P1" draw:layer="layout" svg:width="1.522cm" svg:height="1cm" svg:x="13cm" svg:y="11.5cm">
          <draw:text-box>
            <text:p text:style-name="P1">is-a</text:p>
          </draw:text-box>
        </draw:frame>
        <draw:connector draw:style-name="gr1" draw:text-style-name="P1" draw:layer="layout" draw:type="line" svg:x1="8.5cm" svg:y1="11cm" svg:x2="12.5cm" svg:y2="13cm" draw:start-shape="id4" draw:start-glue-point="4" draw:end-shape="id2" draw:end-glue-point="10" svg:d="m8500 11000 4000 2000">
          <text:p/>
        </draw:connector>
        <draw:custom-shape draw:style-name="gr4" draw:text-style-name="P1" draw:layer="layout" svg:width="2cm" svg:height="1cm" svg:x="3cm" svg:y="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" draw:layer="layout" svg:width="1.806cm" svg:height="2cm" svg:x="0.458cm" svg:y="9cm">
          <draw:text-box>
            <text:p text:style-name="P1">OCL</text:p>
            <text:p text:style-name="P1">API</text:p>
          </draw:text-box>
        </draw:frame>
        <draw:custom-shape draw:style-name="gr4" draw:text-style-name="P1" draw:layer="layout" svg:width="2cm" svg:height="1cm" svg:x="3cm" svg:y="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id="id5" draw:layer="layout" svg:width="4cm" svg:height="2cm" svg:x="17cm" svg:y="9cm">
          <draw:glue-point draw:id="4" svg:x="-3.75cm" svg:y="5cm"/>
          <text:p text:style-name="P1"><text:span text:style-name="T2">oclstdlib :</text:span></text:p>
          <text:p text:style-name="P1"><text:span text:style-name="T3">OCLstdlib-Pivot-M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5cm" svg:y1="11cm" svg:x2="15.5cm" svg:y2="13cm" draw:start-shape="id5" draw:start-glue-point="4" draw:end-shape="id2" draw:end-glue-point="7" svg:d="m17500 11000-2000 2000">
          <text:p/>
        </draw:connector>
        <draw:custom-shape draw:style-name="gr3" draw:text-style-name="P3" draw:id="id6" draw:layer="layout" svg:width="4cm" svg:height="2cm" svg:x="5cm" svg:y="13cm">
          <text:p text:style-name="P1"><text:span text:style-name="T2">ocldoc :</text:span></text:p>
          <text:p text:style-name="P1"><text:span text:style-name="T3">OCLdoc-Pivot-M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draw:transform="rotate (1.5707963267946) translate (6.5cm 13cm)">
          <text:p/>
          <draw:enhanced-geometry svg:viewBox="0 0 21600 21600" draw:text-areas="0 ?f0 ?f5 ?f2" draw:mirror-vertical="false" draw:type="right-arrow" draw:modifiers="16364.6176911544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2.614cm" svg:height="1cm" svg:x="4.386cm" svg:y="11.5cm">
          <draw:text-box>
            <text:p text:style-name="P1">merges</text:p>
          </draw:text-box>
        </draw:frame>
        <draw:frame draw:style-name="gr7" draw:text-style-name="P1" draw:layer="layout" svg:width="2.614cm" svg:height="1cm" svg:x="11.886cm" svg:y="8.5cm">
          <draw:text-box>
            <text:p text:style-name="P1">merges</text:p>
          </draw:text-box>
        </draw:frame>
        <draw:custom-shape draw:style-name="gr4" draw:text-style-name="P1" draw:layer="layout" svg:width="8cm" svg:height="1cm" svg:x="9cm" svg:y="9.5cm">
          <text:p/>
          <draw:enhanced-geometry svg:viewBox="0 0 21600 21600" draw:text-areas="0 ?f0 ?f5 ?f2" draw:mirror-vertical="false" draw:mirror-horizontal="true" draw:type="right-arrow" draw:modifiers="20487.7390326209 5567.232767232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" draw:text-style-name="P1" draw:layer="layout" draw:type="line" svg:x1="9cm" svg:y1="14cm" svg:x2="12cm" svg:y2="14cm" draw:start-shape="id6" draw:start-glue-point="1" draw:end-shape="id2" svg:d="m9000 14000h3000">
          <text:p/>
        </draw:connector>
        <draw:frame draw:style-name="gr7" draw:text-style-name="P1" draw:layer="layout" svg:width="1.522cm" svg:height="1cm" svg:x="10.478cm" svg:y="12.5cm">
          <draw:text-box>
            <text:p text:style-name="P1">is-a</text:p>
          </draw:text-box>
        </draw:frame>
        <draw:custom-shape draw:style-name="gr4" draw:text-style-name="P1" draw:layer="layout" svg:width="2cm" svg:height="1cm" svg:x="17.062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" draw:layer="layout" svg:width="6.052cm" svg:height="1cm" svg:x="19.448cm" svg:y="13cm">
          <draw:text-box>
            <text:p text:style-name="P1">live information flow</text:p>
          </draw:text-box>
        </draw:frame>
        <draw:connector draw:style-name="gr1" draw:text-style-name="P1" draw:layer="layout" draw:type="line" svg:x1="18.957cm" svg:y1="15.005cm" svg:x2="17cm" svg:y2="15cm" svg:d="m18957 15005-1957-5">
          <text:p/>
        </draw:connector>
        <draw:frame draw:style-name="gr7" draw:text-style-name="P1" draw:layer="layout" svg:width="5.396cm" svg:height="1cm" svg:x="19.448cm" svg:y="14.5cm">
          <draw:text-box>
            <text:p text:style-name="P1">static relationshi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6H13M28S</meta:editing-duration>
    <meta:editing-cycles>6</meta:editing-cycles>
    <meta:generator>OpenOffice.org/3.2$Win32 OpenOffice.org_project/320m12$Build-9483</meta:generator>
    <dc:date>2010-06-25T14:34:41.76</dc:date>
    <dc:creator>Ed Willink</dc:creator>
    <meta:document-statistic meta:object-count="45"/>
  </office:meta>
</office:document-meta>
</file>